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26eb" officeooo:paragraph-rsid="001826eb"/>
    </style:style>
    <style:style style:name="P2" style:family="paragraph" style:parent-style-name="Standard">
      <style:paragraph-properties fo:text-align="start" style:justify-single-word="false"/>
      <style:text-properties officeooo:rsid="001826eb" officeooo:paragraph-rsid="001826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.V 4.8 : Initiation au développement Web</text:p>
      <text:p text:style-name="P1"/>
      <text:p text:style-name="P2"/>
      <text:p text:style-name="P2">Contexte et cahier des charges de notre site web :<text:line-break/><text:line-break/>Notre site web est une plateforme mise en place pour la gestion de la machine à café.</text:p>
      <text:p text:style-name="P2"/>
      <text:p text:style-name="P2">Un utilisateur doit pouvoir :</text:p>
      <text:p text:style-name="P2">- s’inscrire</text:p>
      <text:p text:style-name="P2">- s’acquitter des frais d’utilisation de la machine à café</text:p>
      <text:p text:style-name="P2">- voter pour son café/thé préféré</text:p>
      <text:p text:style-name="P2"/>
      <text:p text:style-name="P2">L’administrateur doit pouvoir :</text:p>
      <text:p text:style-name="P2">- avoir accès à l’ensemble des utilisateurs</text:p>
      <text:p text:style-name="P2">- voir les utilisateurs qui n’ont pas payé leur cotisation</text:p>
      <text:p text:style-name="P2">- organiser des votes mensuels/hebdomadai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05:36.065364893</meta:creation-date>
    <dc:date>2018-03-19T15:14:18.343329159</dc:date>
    <meta:editing-duration>PT8M42S</meta:editing-duration>
    <meta:editing-cycles>1</meta:editing-cycles>
    <meta:document-statistic meta:table-count="0" meta:image-count="0" meta:object-count="0" meta:page-count="1" meta:paragraph-count="10" meta:word-count="83" meta:character-count="486" meta:non-whitespace-character-count="412"/>
    <meta:generator>LibreOffice/5.1.4.2$Linux_X86_64 LibreOffice_project/10m0$Build-2</meta:generator>
  </office:meta>
</office:document-meta>
</file>